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ArrayEditor.getAs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ArrayEditor.setAsText(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ArrayEditor.ClassArrayEditor( @ Nullable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ArrayEditor.ClassArra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